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rsid="009041b8" officeooo:paragraph-rsid="009041b8" style:font-name-asian="Ari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7e3641" officeooo:paragraph-rsid="009e83dd" style:font-name-asian="Arial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c2b35c" officeooo:paragraph-rsid="00c2b35c" style:font-name-asian="Arial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Arial" fo:font-size="14pt" fo:font-weight="normal" officeooo:rsid="001b903a" officeooo:paragraph-rsid="00243f01" style:font-name-asian="Arial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  <style:style style:name="T7" style:family="text">
      <style:text-properties officeooo:rsid="00bd32ff"/>
    </style:style>
    <style:style style:name="T8" style:family="text">
      <style:text-properties officeooo:rsid="00be6e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4">백엔드 설계</text:p>
      <text:p text:style-name="P2"/>
      <text:p text:style-name="P2">- <text:span text:style-name="T3">DB 모델링 (ERD)</text:span></text:p>
      <text:p text:style-name="P5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6">excel로 명시. <text:span text:style-name="T5">Http method와 api path만 정의 해둠. 파라미터와 응답은</text:span> 나중에 추가 예정.</text:p>
      <text:p text:style-name="P6"/>
      <text:p text:style-name="P2">- 보안, 인증 구조</text:p>
      <text:p text:style-name="P2"/>
      <text:p text:style-name="P4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7">API명세가 확정되면 프론트/백 개발 병행 가능</text:p>
      <text:p text:style-name="P7"/>
      <text:p text:style-name="P7">백엔드: <text:span text:style-name="T6">restapi, jpa, 로그인등 구현</text:span></text:p>
      <text:p text:style-name="P8">domain, repository, service, controller, jpa등</text:p>
      <text:p text:style-name="P8"/>
      <text:p text:style-name="P9"><text:soft-page-break/>- member</text:p>
      <text:p text:style-name="P10">@JsonIgnore가 유용하다.</text:p>
      <text:p text:style-name="P9">- category</text:p>
      <text:p text:style-name="P9">- posts</text:p>
      <text:p text:style-name="P9">- post_like</text:p>
      <text:p text:style-name="P9">- post_dislike</text:p>
      <text:p text:style-name="P11">- comments</text:p>
      <text:p text:style-name="P11"/>
      <text:p text:style-name="P11">나중에 할 것들</text:p>
      <text:p text:style-name="P11">- 삭제시 <text:span text:style-name="T7">cascade하는것</text:span></text:p>
      <text:p text:style-name="P11">- <text:span text:style-name="T8">querydsl 공부하고 여러조건으로 게시글 검색. 특정회원이 쓴 게시글도 검색할 수 있게 하자.</text:span></text:p>
      <text:p text:style-name="P11">- 폰트 크기 변경?</text:p>
      <text:p text:style-name="P11">- 댓글 이모티콘?</text:p>
      <text:p text:style-name="P11">- 사진 업로드?</text:p>
      <text:p text:style-name="P9"/>
      <text:p text:style-name="P7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12">테스트 하기</text:p>
      <text:p text:style-name="P2"/>
      <text:p text:style-name="P2"/>
      <text:p text:style-name="P2"/>
      <text:p text:style-name="P1">통합 테스트</text:p>
      <text:p text:style-name="P2"/>
      <text:p text:style-name="P2"/>
      <text:p text:style-name="P2"/>
      <text:p text:style-name="P13">서버 클라 통신 알아보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7:24:11.932559909</meta:creation-date>
    <dc:date>2025-05-17T01:46:24.657341300</dc:date>
    <meta:editing-duration>PT20H26M6S</meta:editing-duration>
    <meta:editing-cycles>109</meta:editing-cycles>
    <meta:generator>LibreOffice/25.2.3.2$Windows_X86_64 LibreOffice_project/bbb074479178df812d175f709636b368952c2ce3</meta:generator>
    <meta:document-statistic meta:table-count="0" meta:image-count="0" meta:object-count="0" meta:page-count="2" meta:paragraph-count="44" meta:word-count="163" meta:character-count="713" meta:non-whitespace-character-count="594"/>
  </office:meta>
</office:document-meta>
</file>